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svg:stroke-color="#cccccc" draw:fill-color="#e3ffc7" draw:textarea-horizontal-align="justify" draw:textarea-vertical-align="middle" draw:auto-grow-height="false" fo:min-height="0.85cm" fo:min-width="5.2cm"/>
    </style:style>
    <style:style style:name="gr3" style:family="graphic" style:parent-style-name="standard">
      <style:graphic-properties svg:stroke-color="#cccccc" draw:fill-color="#e3ffc7" draw:textarea-horizontal-align="justify" draw:textarea-vertical-align="middle" draw:auto-grow-height="false" fo:min-height="2.55cm" fo:min-width="5.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1.95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1cm" fo:min-width="1.8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1cm" fo:min-width="2.009cm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1cm" fo:min-width="1.733cm"/>
    </style:style>
    <style:style style:name="gr9" style:family="graphic" style:parent-style-name="standard">
      <style:graphic-properties svg:stroke-color="#cccccc" draw:fill-color="#ffa8a8" draw:textarea-horizontal-align="justify" draw:textarea-vertical-align="middle" draw:auto-grow-height="false" fo:min-height="1.802cm" fo:min-width="1.692cm"/>
    </style:style>
    <style:style style:name="gr10" style:family="graphic" style:parent-style-name="standard">
      <style:graphic-properties svg:stroke-color="#cccccc" draw:fill-color="#ffff7c" draw:textarea-horizontal-align="justify" draw:textarea-vertical-align="middle" draw:auto-grow-height="false" fo:min-height="2.226cm" fo:min-width="3.39cm"/>
    </style:style>
    <style:style style:name="gr11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2" style:family="graphic" style:parent-style-name="standard">
      <style:graphic-properties svg:stroke-color="#cccccc" draw:fill-color="#e3ffc7" draw:textarea-horizontal-align="justify" draw:textarea-vertical-align="middle" draw:auto-grow-height="false" fo:min-height="0.45cm" fo:min-width="5.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e3ffc7"/>
      <style:paragraph-properties fo:text-align="center"/>
    </style:style>
    <style:style style:name="P4" style:family="paragraph">
      <loext:graphic-properties draw:fill="none" draw:fill-color="#ffffff"/>
      <style:text-properties fo:font-size="10pt" fo:font-weight="normal" style:font-size-asian="10pt" style:font-weight-asian="normal" style:font-size-complex="10pt" style:font-weight-complex="normal"/>
    </style:style>
    <style:style style:name="P5" style:family="paragraph">
      <loext:graphic-properties draw:fill-color="#ffa8a8"/>
      <style:paragraph-properties fo:text-align="center"/>
    </style:style>
    <style:style style:name="P6" style:family="paragraph">
      <loext:graphic-properties draw:fill-color="#ffff7c"/>
      <style:paragraph-properties fo:text-align="center"/>
    </style:style>
    <style:style style:name="P7" style:family="paragraph">
      <style:paragraph-properties fo:text-align="center"/>
      <style:text-properties fo:color="#333333" fo:font-size="14pt" style:font-size-asian="14pt" style:font-size-complex="14pt"/>
    </style:style>
    <style:style style:name="P8" style:family="paragraph">
      <loext:graphic-properties draw:fill-color="#e3ffc7"/>
      <style:paragraph-properties fo:text-align="center"/>
      <style:text-properties fo:color="#333333" fo:font-size="14pt" style:font-size-asian="14pt" style:font-size-complex="14pt"/>
    </style:style>
    <style:style style:name="P9" style:family="paragraph">
      <loext:graphic-properties draw:fill-color="#e3ffc7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0pt" fo:font-weight="normal" style:font-size-asian="10pt" style:font-weight-asian="normal" style:font-size-complex="10pt" style:font-weight-complex="normal"/>
    </style:style>
    <style:style style:name="T2" style:family="text">
      <style:text-properties fo:color="#333333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cm" svg:y1="17.8cm" svg:x2="10cm" svg:y2="19.6cm">
          <text:p/>
        </draw:line>
        <draw:custom-shape draw:style-name="gr2" draw:text-style-name="P3" draw:layer="layout" svg:width="5.7cm" svg:height="1.1cm" svg:x="7.2cm" svg:y="19.6cm">
          <text:p text:style-name="P2">Motor controll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2" draw:id="id2" draw:layer="layout" svg:width="5.7cm" svg:height="2.8cm" svg:x="7.2cm" svg:y="15cm">
          <text:p text:style-name="P2">Throttle | PAS<text:line-break/>Torque sensor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5.7cm" svg:height="2.8cm" svg:x="7.2cm" svg:y="10.9cm">
          <text:p text:style-name="P2">Storage<text:line-break/>(EEPROM)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5.7cm" svg:height="2.8cm" svg:x="7.2cm" svg:y="6.8cm">
          <text:p text:style-name="P2">Communications<text:line-break/>(LCD | Bluetooth)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1.1cm" svg:y1="19.6cm" svg:x2="11.1cm" svg:y2="17.8cm">
          <text:p/>
        </draw:line>
        <draw:frame draw:style-name="gr4" draw:text-style-name="P4" draw:layer="layout" svg:width="2.454cm" svg:height="0.641cm" svg:x="11.2cm" svg:y="18.459cm">
          <draw:text-box>
            <text:p><text:span text:style-name="T1">motor speed</text:span></text:p>
          </draw:text-box>
        </draw:frame>
        <draw:frame draw:style-name="gr5" draw:text-style-name="P4" draw:layer="layout" svg:width="3.122cm" svg:height="1.811cm" svg:x="6.8cm" svg:y="17.7cm">
          <draw:text-box>
            <text:p><text:span text:style-name="T1">Motor:</text:span></text:p>
            <text:p><text:span text:style-name="T1">- speed</text:span><text:span text:style-name="T1"><text:line-break/></text:span><text:span text:style-name="T1">- max current</text:span></text:p>
            <text:p><text:span text:style-name="T1">- pwm duty cycle</text:span></text:p>
          </draw:text-box>
        </draw:frame>
        <draw:frame draw:style-name="gr6" draw:text-style-name="P4" draw:layer="layout" svg:width="2.509cm" svg:height="1.031cm" svg:x="7.391cm" svg:y="13.769cm">
          <draw:text-box>
            <text:p><text:span text:style-name="T1">configuration</text:span><text:span text:style-name="T1"><text:line-break/></text:span><text:span text:style-name="T1">variables</text:span></text:p>
          </draw:text-box>
        </draw:frame>
        <draw:connector draw:style-name="gr1" draw:text-style-name="P1" draw:layer="layout" draw:type="line" svg:x1="10.05cm" svg:y1="13.7cm" svg:x2="10.05cm" svg:y2="15cm" draw:start-shape="id1" draw:start-glue-point="2" draw:end-shape="id2" draw:end-glue-point="0" svg:d="M10050 13700v1300" svg:viewBox="0 0 1 1301">
          <text:p/>
        </draw:connector>
        <draw:connector draw:style-name="gr7" draw:text-style-name="P1" draw:layer="layout" draw:type="line" svg:x1="10.05cm" svg:y1="9.6cm" svg:x2="10.05cm" svg:y2="10.9cm" draw:start-shape="id3" draw:start-glue-point="2" draw:end-shape="id1" draw:end-glue-point="0" svg:d="M10050 9600v1300" svg:viewBox="0 0 1 1301">
          <text:p/>
        </draw:connector>
        <draw:frame draw:style-name="gr6" draw:text-style-name="P4" draw:layer="layout" svg:width="2.509cm" svg:height="1.031cm" svg:x="7.4cm" svg:y="9.7cm">
          <draw:text-box>
            <text:p><text:span text:style-name="T1">configuration</text:span><text:span text:style-name="T1"><text:line-break/></text:span><text:span text:style-name="T1">variables</text:span></text:p>
          </draw:text-box>
        </draw:frame>
        <draw:frame draw:style-name="gr8" draw:text-style-name="P4" draw:layer="layout" svg:width="2.233cm" svg:height="1.031cm" svg:x="11.167cm" svg:y="9.7cm">
          <draw:text-box>
            <text:p><text:span text:style-name="T1">real time</text:span><text:span text:style-name="T1"><text:line-break/></text:span><text:span text:style-name="T1">information</text:span></text:p>
          </draw:text-box>
        </draw:frame>
        <draw:custom-shape draw:style-name="gr9" draw:text-style-name="P5" xml:id="id5" draw:id="id5" draw:layer="layout" svg:width="3.1cm" svg:height="2.9cm" svg:x="8.5cm" svg:y="23cm">
          <text:p text:style-name="P2">Moto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6" draw:id="id6" draw:layer="layout" svg:width="5.5cm" svg:height="3.5cm" svg:x="7.3cm" svg:y="2.6cm">
          <text:p text:style-name="P2">User interface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1" draw:text-style-name="P1" draw:layer="layout" draw:type="line" svg:x1="10.05cm" svg:y1="22.1cm" svg:x2="10.05cm" svg:y2="23cm" draw:start-shape="id4" draw:start-glue-point="2" draw:end-shape="id5" draw:end-glue-point="4" svg:d="M10050 22100v900" svg:viewBox="0 0 1 901">
          <text:p/>
        </draw:connector>
        <draw:connector draw:style-name="gr1" draw:text-style-name="P1" draw:layer="layout" draw:type="line" svg:x1="10.05cm" svg:y1="6.1cm" svg:x2="10.05cm" svg:y2="6.8cm" draw:start-shape="id6" draw:start-glue-point="8" draw:end-shape="id3" draw:end-glue-point="0" svg:d="M10050 6100v700" svg:viewBox="0 0 1 701">
          <text:p/>
        </draw:connector>
        <draw:line draw:style-name="gr11" draw:text-style-name="P2" draw:layer="layout" svg:x1="11.2cm" svg:y1="9.6cm" svg:x2="11.2cm" svg:y2="15cm">
          <text:p/>
        </draw:line>
        <draw:custom-shape draw:style-name="gr12" draw:text-style-name="P8" draw:layer="layout" svg:width="5.7cm" svg:height="0.7cm" svg:x="7.2cm" svg:y="20.7cm">
          <text:p text:style-name="P7"><text:span text:style-name="T2">high lev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9" xml:id="id4" draw:id="id4" draw:layer="layout" svg:width="5.7cm" svg:height="0.7cm" svg:x="7.2cm" svg:y="21.4cm">
          <text:p text:style-name="P7"><text:span text:style-name="T2">low level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2T01:40:11.544539619</meta:creation-date>
    <meta:editing-duration>PT22M20S</meta:editing-duration>
    <meta:editing-cycles>7</meta:editing-cycles>
    <meta:generator>LibreOffice/5.3.1.2$Linux_X86_64 LibreOffice_project/30m0$Build-2</meta:generator>
    <dc:date>2017-10-15T12:22:29.963498991</dc:date>
    <meta:document-statistic meta:object-count="20"/>
  </office:meta>
</office:document-meta>
</file>